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background-color="#ffffff" fo:font-family="serif" fo:font-size="16.000000000000000pt" style:text-position="0% 100%"/>
    </style:style>
    <style:style style:name="T2" style:family="text">
      <style:text-properties fo:background-color="#ffffff" fo:font-family="wenquanyi micro hei mono" fo:font-size="16.000000000000000pt" style:text-position="0% 100%"/>
    </style:style>
    <style:style style:name="P1" style:parent-style-name="Document_20Title" style:family="paragraph">
      <style:paragraph-properties style:tab-stop-distance="42.519758699999997pt"/>
      <style:text-properties fo:color="#000000" fo:font-family="Sans Serif"/>
    </style:style>
    <style:style style:name="P2" style:parent-style-name="Standard" style:family="paragraph">
      <style:paragraph-properties style:tab-stop-distance="42.519758699999997pt"/>
      <style:text-properties fo:background-color="#ffffff" fo:color="#000000" fo:font-family="Sans Serif"/>
    </style:style>
    <style:style style:name="P3" style:parent-style-name="Standard" style:family="paragraph">
      <style:paragraph-properties style:tab-stop-distance="42.519758699999997pt"/>
      <style:text-properties fo:color="#000000" fo:font-family="Sans Serif"/>
    </style:style>
    <style:style style:name="P4" style:parent-style-name="Standard" style:family="paragraph">
      <style:paragraph-properties fo:text-align="left" style:tab-stop-distance="42.519758699999997pt"/>
      <style:text-properties fo:color="#000000" fo:font-family="Sans Serif"/>
    </style:style>
    <text:list-style style:name="L7" style:display-name="L7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8">
      <text:list-level-style-bullet text:bullet-char="•" text:level="1" style:num-prefix="" style:num-suffix="">
        <style:list-level-properties text:list-level-position-and-space-mode="label-alignmen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text>
      <text:tracked-changes text:track-changes="false"/>
      <text:p text:style-name="P1"><text:span text:style-name="T1">Place des Projets :</text:span><text:span text:style-name="T2"><text:s/>[PdP]</text:span></text:p>
      <text:p text:style-name="P2"/>
      <text:p text:style-name="P3"/>
      <text:p text:style-name="P3"/>
      <text:p text:style-name="P3"/>
      <text:p text:style-name="P3">Le réseau social Place des Projets doit permettre :</text:p>
      <text:p text:style-name="P3"/>
      <text:list text:style-name="L7" xml:id="list-0fe9f884-9643-413a-a3ea-9ac4e1713b2b">
        <text:list-item>
          <text:p text:style-name="P3">à un porteur de projet de trouver les ou l'associé(e)(s) nécessaire à la cohérence et la taille de son projet.</text:p>
        </text:list-item>
        <text:list-item>
          <text:p text:style-name="P3">à d'autres personnes, de trouver à s'insérer dans un projet correspondant à leurs envies.</text:p>
        </text:list-item>
        <text:list-item>
          <text:p text:style-name="P3">à des personnes, la découverte de concepts d'entreprises de pays autres que le leur, de participer à la traduction concrète de ces concepts dans leur pays.</text:p>
        </text:list-item>
        <text:list-item>
          <text:p text:style-name="P4">à des personnes de participer financièrement à des projets qui leur semblent pertinents.<text:s/></text:p>
        </text:list-item>
        <text:list-item>
          <text:p text:style-name="P4">de déposer un projet d'association à but non lucratif.</text:p>
        </text:list-item>
      </text:list>
      <text:p text:style-name="P4"/>
      <text:p text:style-name="P4">Intérêts annexes :</text:p>
      <text:p text:style-name="P4"/>
      <text:list text:style-name="L7" xml:id="list-1aba3dd0-2799-4075-9c8f-01f790de1b05">
        <text:list-item>
          <text:p text:style-name="P4">permettre au porteur de projet d'affiner celui-ci par des discussions menés avec des internautes ayant des préoccupations proches de son projet.</text:p>
        </text:list-item>
        <text:list-item>
          <text:p text:style-name="P4">permettre de déposer un questionnaire sur un projet.</text:p>
        </text:list-item>
      </text:list>
      <text:p text:style-name="P4"/>
      <text:p text:style-name="P4"/>
      <text:p text:style-name="P4">Politique tarifaire :</text:p>
      <text:list text:style-name="L8" xml:id="list-737fa3fc-5630-4818-9ad9-0693e8470ac2">
        <text:list-item>
          <text:p text:style-name="P4">5 échanges non payants avec chaque membre du site.</text:p>
        </text:list-item>
        <text:list-item>
          <text:p text:style-name="P4">Après 5 échanges avec une personne, si vous estimez important de poursuivre la discussion, <text:s/>le coût sera de 10€ par personne pour des discussions illimitées en quantité et en durée avec cette personne.</text:p>
        </text:list-item>
        <text:list-item>
          <text:p text:style-name="P4">30€ par mois pour des discussions illimitées avec toute personne du site.</text:p>
          <text:p text:style-name="P4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style:tab-stop-distance="42.519758699999997pt"/>
    </style:default-style>
    <style:style style:name="Bullet_20List" style:display-name="Bullet List" style:family="paragraph" style:list-style-name="L6"/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Enumerated_20List" style:display-name="Enumerated List" style:family="paragraph" style:list-style-name="L4"/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72.000000000000000pt" fo:margin-left="90.000000000000000pt" fo:margin-right="90.000000000000000pt" fo:margin-top="72.000000000000000pt" fo:padding="0.000000000000000pt" fo:page-height="840.960000000000036pt" fo:page-width="594.720000000000027pt" style:print-orientation="portrait"/>
    </style:page-layout>
  </office:automatic-styles>
  <office:master-styles>
    <style:master-page style:name="Standard1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3</meta:generator>
    <dc:title/>
    <meta:initial-creator>Inconnu</meta:initial-creator>
    <meta:editing-cycles>2</meta:editing-cycles>
    <dc:date>2013-06-24T20:35:44</dc:date>
    <meta:creation-date>2013-06-23T08:41:28</meta:creation-date>
    <dc:creator>ortega</dc:creator>
    <meta:user-defined meta:name="email">ortega.gil@orange.fr</meta:user-defined>
  </office:meta>
</office:document-meta>
</file>